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agenda.persona</text:p>
      <text:p text:style-name="Standard">(</text:p>
      <text:p text:style-name="Standard"><text:s text:c="4"/>id serial NOT NULL,</text:p>
      <text:p text:style-name="Standard"><text:s text:c="4"/>nombre_completo character varying(50) NOT NULL,</text:p>
      <text:p text:style-name="Standard"><text:s text:c="4"/>numero_documento character varying(10) NOT NULL,</text:p>
      <text:p text:style-name="Standard"><text:s text:c="4"/>direccion character varying(30) NOT NULL,</text:p>
      <text:p text:style-name="Standard"><text:s text:c="4"/>activo boolean NOT NULL,</text:p>
      <text:p text:style-name="Standard"><text:s text:c="4"/>fecha_creacion timestamp without time zone NOT NULL,</text:p>
      <text:p text:style-name="Standard"><text:s text:c="4"/>fecha_modificacion timestamp without time zone NOT NULL,</text:p>
      <text:p text:style-name="Standard"><text:s text:c="4"/>PRIMARY KEY (id)</text:p>
      <text:p text:style-name="Standard">);</text:p>
      <text:p text:style-name="Standard"/>
      <text:p text:style-name="Standard">ALTER TABLE IF EXISTS agenda.persona</text:p>
      <text:p text:style-name="Standard"><text:s text:c="4"/>OWNER to admin;</text:p>
      <text:p text:style-name="Standard"/>
      <text:p text:style-name="Standard"/>
      <text:p text:style-name="Standard">CREATE TABLE agenda.correo_electronico</text:p>
      <text:p text:style-name="Standard">(</text:p>
      <text:p text:style-name="Standard"><text:s text:c="4"/>id serial NOT NULL,</text:p>
      <text:p text:style-name="Standard"><text:s text:c="4"/>persona_id integer NOT NULL,</text:p>
      <text:p text:style-name="Standard"><text:s text:c="4"/>correo character varying(30) NOT NULL,</text:p>
      <text:p text:style-name="Standard"><text:s text:c="4"/>activo boolean NOT NULL DEFAULT True,</text:p>
      <text:p text:style-name="Standard"><text:s text:c="4"/>fecha_creacion timestamp without time zone NOT NULL,</text:p>
      <text:p text:style-name="Standard"><text:s text:c="4"/>fecha_modificacion timestamp without time zone NOT NULL,</text:p>
      <text:p text:style-name="Standard"><text:s text:c="4"/>CONSTRAINT pk_correo_electronico PRIMARY KEY (id),</text:p>
      <text:p text:style-name="Standard"><text:s text:c="4"/>CONSTRAINT fk_correo_electronico_persona FOREIGN KEY (persona_id)</text:p>
      <text:p text:style-name="Standard"><text:s text:c="8"/>REFERENCES agenda.persona (id) MATCH SIMPLE</text:p>
      <text:p text:style-name="Standard"><text:s text:c="8"/>ON UPDATE NO ACTION</text:p>
      <text:p text:style-name="Standard"><text:s text:c="8"/>ON DELETE CASCADE</text:p>
      <text:p text:style-name="Standard"><text:s text:c="8"/>NOT VALID</text:p>
      <text:p text:style-name="Standard">);</text:p>
      <text:p text:style-name="Standard"/>
      <text:p text:style-name="Standard">ALTER TABLE IF EXISTS agenda.correo_electronico</text:p>
      <text:p text:style-name="Standard"><text:s text:c="4"/>OWNER to admin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 Table: agenda.telefono</text:p>
      <text:p text:style-name="Standard"/>
      <text:p text:style-name="Standard">-- DROP TABLE IF EXISTS agenda.telefono;</text:p>
      <text:p text:style-name="Standard"/>
      <text:p text:style-name="Standard">CREATE TABLE IF NOT EXISTS agenda.telefono</text:p>
      <text:p text:style-name="Standard">(</text:p>
      <text:p text:style-name="Standard"><text:s text:c="4"/>id integer NOT NULL DEFAULT nextval('agenda.telefono_id_seq'::regclass),</text:p>
      <text:p text:style-name="Standard"><text:s text:c="4"/>persona_id integer NOT NULL,</text:p>
      <text:p text:style-name="Standard"><text:s text:c="4"/>numero_telefono character varying(10) COLLATE pg_catalog."default" NOT NULL,</text:p>
      <text:p text:style-name="Standard"><text:s text:c="4"/>activo boolean NOT NULL,</text:p>
      <text:p text:style-name="Standard"><text:s text:c="4"/>fecha_creacion timestamp without time zone NOT NULL,</text:p>
      <text:p text:style-name="Standard"><text:s text:c="4"/>fecha_modificacion timestamp without time zone NOT NULL,</text:p>
      <text:p text:style-name="Standard"><text:s text:c="4"/>CONSTRAINT pk_telefono PRIMARY KEY (id),</text:p>
      <text:p text:style-name="Standard"><text:s text:c="4"/>CONSTRAINT fk_telefono_persona FOREIGN KEY (persona_id)</text:p>
      <text:p text:style-name="Standard"><text:s text:c="8"/>REFERENCES agenda.persona (id) MATCH SIMPLE</text:p>
      <text:p text:style-name="Standard"><text:s text:c="8"/>ON UPDATE NO ACTION</text:p>
      <text:p text:style-name="Standard"><text:s text:c="8"/>ON DELETE NO ACTION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agenda.telefono</text:p>
      <text:p text:style-name="Standard"><text:s text:c="4"/>OWNER to admin;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23:39:48.787635120</meta:creation-date>
    <dc:date>2024-04-15T19:33:17.442570998</dc:date>
    <meta:editing-duration>PT1H31M4S</meta:editing-duration>
    <meta:editing-cycles>2</meta:editing-cycles>
    <meta:generator>LibreOffice/7.6.5.2$Linux_X86_64 LibreOffice_project/60$Build-2</meta:generator>
    <meta:document-statistic meta:table-count="0" meta:image-count="0" meta:object-count="0" meta:page-count="2" meta:paragraph-count="49" meta:word-count="208" meta:character-count="1751" meta:non-whitespace-character-count="1428"/>
  </office:meta>
</office:document-meta>
</file>